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0.5689in" svg:height="6.3268in" svg:x="0.9323in" svg:y="1.0874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s:</text:p>
          </table:table-cell>
          <table:table-cell office:value-type="string" calcext:value-type="string">
            <text:p>dft4</text:p>
          </table:table-cell>
          <table:table-cell office:value-type="string" calcext:value-type="string">
            <text:p>EasyF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04" calcext:value-type="float">
            <text:p>2304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22" calcext:value-type="float">
            <text:p>6922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400" calcext:value-type="float">
            <text:p>23400</text:p>
          </table:table-cell>
          <table:table-cell office:value-type="float" office:value="19288" calcext:value-type="float">
            <text:p>19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1:57:15.078966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4T21:43:43.455956328</meta:creation-date>
    <dc:date>2020-08-25T21:59:22.225505478</dc:date>
    <meta:editing-duration>PT13M30S</meta:editing-duration>
    <meta:editing-cycles>4</meta:editing-cycles>
    <meta:generator>LibreOffice/6.4.2.2$Linux_X86_64 LibreOffice_project/4e471d8c02c9c90f512f7f9ead8875b57fcb1ec3</meta:generator>
    <meta:document-statistic meta:table-count="1" meta:cell-count="15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46cm" svg:height="16.071cm" xlink:href=".." xlink:type="simple" chart:class="chart:line" chart:style-name="ch1">
        <chart:title svg:x="11.488cm" svg:y="0.457cm" chart:style-name="ch2">
          <text:p>FFTA vs. easyFFT</text:p>
        </chart:title>
        <chart:legend chart:legend-position="end" svg:x="24.073cm" svg:y="7.487cm" style:legend-expansion="high" chart:style-name="ch3"/>
        <chart:plot-area chart:style-name="ch4" table:cell-range-address="Sheet1.A2:Sheet1.C5 Sheet1.B1:Sheet1.C1" chart:data-source-has-labels="both" svg:x="1.917cm" svg:y="1.557cm" svg:width="21.62cm" svg:height="13.212cm">
          <chartooo:coordinate-region svg:x="3.094cm" svg:y="1.756cm" svg:width="20.256cm" svg:height="12.366cm"/>
          <chart:axis chart:dimension="x" chart:name="primary-x" chart:style-name="ch5" chartooo:axis-type="auto">
            <chartooo:date-scale/>
            <chart:title svg:x="12.233cm" svg:y="15.09cm" chart:style-name="ch6">
              <text:p>points</text:p>
            </chart:title>
            <chart:categories table:cell-range-address="Sheet1.A2:Sheet1.A5"/>
          </chart:axis>
          <chart:axis chart:dimension="y" chart:name="primary-y" chart:style-name="ch5">
            <chart:title svg:x="0.451cm" svg:y="9.623cm" chart:style-name="ch7">
              <text:p>Arduino computing 
time [us]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C2:Sheet1.C5" chart:label-cell-address="Sheet1.C1:Sheet1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4</text:p>
                <draw:g>
                  <svg:desc>Sheet1.B1:Sheet1.B1</svg:desc>
                </draw:g>
              </table:table-cell>
              <table:table-cell office:value-type="string">
                <text:p>EasyFF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5</svg:desc>
                </draw:g>
              </table:table-cell>
              <table:table-cell office:value-type="float" office:value="844">
                <text:p>844</text:p>
                <draw:g>
                  <svg:desc>Sheet1.B2:Sheet1.B5</svg:desc>
                </draw:g>
              </table:table-cell>
              <table:table-cell office:value-type="float" office:value="1624">
                <text:p>1624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04">
                <text:p>2304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922">
                <text:p>6922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400">
                <text:p>23400</text:p>
              </table:table-cell>
              <table:table-cell office:value-type="float" office:value="19288">
                <text:p>19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e471d8c02c9c90f512f7f9ead8875b57fcb1ec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